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" svg:font-family="Courie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1.251cm" fo:margin-right="0cm" fo:text-indent="0cm" style:auto-text-indent="false" fo:padding="0.049cm" fo:border-left="0.141cm solid #666699" fo:border-right="none" fo:border-top="none" fo:border-bottom="none" style:shadow="none"/>
    </style:style>
    <style:style style:name="P4" style:family="paragraph" style:parent-style-name="Text_20_body" style:list-style-name="L1">
      <style:paragraph-properties fo:margin-left="-0.609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padding="0cm" fo:border-left="none" fo:border-right="none" fo:border-top="0.035cm solid #000000" fo:border-bottom="none" style:shadow="none"/>
    </style:style>
    <style:style style:name="T1" style:family="text">
      <style:text-properties style:font-name="Courier"/>
    </style:style>
    <text:list-style style:name="L1">
      <text:list-level-style-bullet text:level="1" text:style-name="Bullet_20_Symbols" style:num-suffix="." text:bullet-char="➔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BOUCLE_page(ARTICLES){id_article}&gt;ARTICLE #ID_ARTICLE</text:p>
      <text:p text:style-name="Text_20_body">#URL_ARTICLE</text:p>
      <text:p text:style-name="P1"/>
      <text:p text:style-name="P2">#SURTITRE</text:p>
      <text:h text:style-name="Heading_20_1" text:outline-level="1">#TITRE</text:h>
      <text:h text:style-name="Heading_20_3" text:outline-level="3">#SOUSTITRE</text:h>
      <text:p text:style-name="P2">#DESCRIPTIF</text:p>
      <text:p text:style-name="Text_20_body">[</text:p>
      <text:p text:style-name="P3">(#CHAPO)]</text:p>
      <text:p text:style-name="Text_20_body"/>
      <text:p text:style-name="Text_20_body">#TEXTE</text:p>
      <text:p text:style-name="Text_20_body"/>
      <text:list text:style-name="L1">
        <text:list-item>
          <text:p text:style-name="P4">pour les administrateurs restreints : impossibilité de modifier le <text:span text:style-name="Gras">statut</text:span> et l’<text:span text:style-name="Gras">adresse électronique</text:span> des rédacteurs ; </text:p>
        </text:list-item>
        <text:list-item>
          <text:p text:style-name="P4">pour les rédacteurs : impossibilité de modifier leur <text:span text:style-name="Gras">nom</text:span> et leur <text:span text:style-name="Gras">mot de passe</text:span>.</text:p>
        </text:list-item>
      </text:list>
      <text:p text:style-name="P5">&lt;code class='spip_code' dir='ltr'&gt;<text:span text:style-name="T1">$connect_statut == '0minirezo'</text:span>&lt;/code&gt;</text:p>
      <text:p text:style-name="P5"/>
      <text:p text:style-name="Text_20_body">#PS</text:p>
      <text:p text:style-name="Text_20_body"/>
      <text:p text:style-name="Text_20_body">[</text:p>
      <text:p text:style-name="P6">(#NOTES)]</text:p>
      <text:p text:style-name="P6"/>
      <text:p text:style-name="P6">&lt;/BOUCLE_page&gt;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" svg:font-family="Courie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Tahoma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background-color="transparent" style:shadow="none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Cedric MORIN</meta:initial-creator>
    <meta:creation-date>2007-01-31T20:19:43</meta:creation-date>
    <dc:creator>Cedric MORIN</dc:creator>
    <dc:date>2007-02-07T20:28:31</dc:date>
    <dc:language>fr-FR</dc:language>
    <meta:editing-cycles>18</meta:editing-cycles>
    <meta:editing-duration>P2DT17H27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57" meta:character-count="411"/>
  </office:meta>
</office:document-meta>
</file>